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202in"/>
    </style:style>
    <style:style style:name="co2" style:family="table-column">
      <style:table-column-properties fo:break-before="auto" style:column-width="1.048in"/>
    </style:style>
    <style:style style:name="co3" style:family="table-column">
      <style:table-column-properties fo:break-before="auto" style:column-width="0.6362in"/>
    </style:style>
    <style:style style:name="co4" style:family="table-column">
      <style:table-column-properties fo:break-before="auto" style:column-width="1.399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1.0736in"/>
    </style:style>
    <style:style style:name="co7" style:family="table-column">
      <style:table-column-properties fo:break-before="auto" style:column-width="1.1508in"/>
    </style:style>
    <style:style style:name="co8" style:family="table-column">
      <style:table-column-properties fo:break-before="auto" style:column-width="0.9535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0.8244in"/>
    </style:style>
    <style:style style:name="co11" style:family="table-column">
      <style:table-column-properties fo:break-before="auto" style:column-width="0.928in"/>
    </style:style>
    <style:style style:name="co12" style:family="table-column">
      <style:table-column-properties fo:break-before="auto" style:column-width="0.8508in"/>
    </style:style>
    <style:style style:name="co13" style:family="table-column">
      <style:table-column-properties fo:break-before="auto" style:column-width="0.8673in"/>
    </style:style>
    <style:style style:name="co14" style:family="table-column">
      <style:table-column-properties fo:break-before="auto" style:column-width="1.0646in"/>
    </style:style>
    <style:style style:name="co15" style:family="table-column">
      <style:table-column-properties fo:break-before="auto" style:column-width="1.0902in"/>
    </style:style>
    <style:style style:name="co16" style:family="table-column">
      <style:table-column-properties fo:break-before="auto" style:column-width="1.1165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4598in"/>
    </style:style>
    <style:style style:name="co19" style:family="table-column">
      <style:table-column-properties fo:break-before="auto" style:column-width="1.228in"/>
    </style:style>
    <style:style style:name="co20" style:family="table-column">
      <style:table-column-properties fo:break-before="auto" style:column-width="1.7165in"/>
    </style:style>
    <style:style style:name="co21" style:family="table-column">
      <style:table-column-properties fo:break-before="auto" style:column-width="1.4165in"/>
    </style:style>
    <style:style style:name="co22" style:family="table-column">
      <style:table-column-properties fo:break-before="auto" style:column-width="1.5366in"/>
    </style:style>
    <style:style style:name="co23" style:family="table-column">
      <style:table-column-properties fo:break-before="auto" style:column-width="1.039in"/>
    </style:style>
    <style:style style:name="co24" style:family="table-column">
      <style:table-column-properties fo:break-before="auto" style:column-width="0.8075in"/>
    </style:style>
    <style:style style:name="co25" style:family="table-column">
      <style:table-column-properties fo:break-before="auto" style:column-width="1.2965in"/>
    </style:style>
    <style:style style:name="co26" style:family="table-column">
      <style:table-column-properties fo:break-before="auto" style:column-width="0.8929in"/>
    </style:style>
    <style:style style:name="co27" style:family="table-column">
      <style:table-column-properties fo:break-before="auto" style:column-width="1.2709in"/>
    </style:style>
    <style:style style:name="co28" style:family="table-column">
      <style:table-column-properties fo:break-before="auto" style:column-width="2.9354in"/>
    </style:style>
    <style:style style:name="co29" style:family="table-column">
      <style:table-column-properties fo:break-before="auto" style:column-width="0.7043in"/>
    </style:style>
    <style:style style:name="co30" style:family="table-column">
      <style:table-column-properties fo:break-before="auto" style:column-width="1.2366in"/>
    </style:style>
    <style:style style:name="co31" style:family="table-column">
      <style:table-column-properties fo:break-before="auto" style:column-width="0.6272in"/>
    </style:style>
    <style:style style:name="co32" style:family="table-column">
      <style:table-column-properties fo:break-before="auto" style:column-width="0.3272in"/>
    </style:style>
    <style:style style:name="co33" style:family="table-column">
      <style:table-column-properties fo:break-before="auto" style:column-width="0.8764in"/>
    </style:style>
    <style:style style:name="co34" style:family="table-column">
      <style:table-column-properties fo:break-before="auto" style:column-width="0.5244in"/>
    </style:style>
    <style:style style:name="co35" style:family="table-column">
      <style:table-column-properties fo:break-before="auto" style:column-width="1.511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2.4634in"/>
    </style:style>
    <style:style style:name="co38" style:family="table-column">
      <style:table-column-properties fo:break-before="auto" style:column-width="0.6102in"/>
    </style:style>
    <style:style style:name="co39" style:family="table-column">
      <style:table-column-properties fo:break-before="auto" style:column-width="0.9445in"/>
    </style:style>
    <style:style style:name="co40" style:family="table-column">
      <style:table-column-properties fo:break-before="auto" style:column-width="1.0819in"/>
    </style:style>
    <style:style style:name="co41" style:family="table-column">
      <style:table-column-properties fo:break-before="auto" style:column-width="1.4925in"/>
    </style:style>
    <style:style style:name="co42" style:family="table-column">
      <style:table-column-properties fo:break-before="auto" style:column-width="0.3701in"/>
    </style:style>
    <style:style style:name="co43" style:family="table-column">
      <style:table-column-properties fo:break-before="auto" style:column-width="0.4555in"/>
    </style:style>
    <style:style style:name="co44" style:family="table-column">
      <style:table-column-properties fo:break-before="auto" style:column-width="0.9965in"/>
    </style:style>
    <style:style style:name="co45" style:family="table-column">
      <style:table-column-properties fo:break-before="auto" style:column-width="0.6874in"/>
    </style:style>
    <style:style style:name="co46" style:family="table-column">
      <style:table-column-properties fo:break-before="auto" style:column-width="1.1591in"/>
    </style:style>
    <style:style style:name="co47" style:family="table-column">
      <style:table-column-properties fo:break-before="auto" style:column-width="4.3772in"/>
    </style:style>
    <style:style style:name="co48" style:family="table-column">
      <style:table-column-properties fo:break-before="auto" style:column-width="0.9362in"/>
    </style:style>
    <style:style style:name="co49" style:family="table-column">
      <style:table-column-properties fo:break-before="auto" style:column-width="1.0992in"/>
    </style:style>
    <style:style style:name="co50" style:family="table-column">
      <style:table-column-properties fo:break-before="auto" style:column-width="0.7472in"/>
    </style:style>
    <style:style style:name="co51" style:family="table-column">
      <style:table-column-properties fo:break-before="auto" style:column-width="4.7543in"/>
    </style:style>
    <style:style style:name="co52" style:family="table-column">
      <style:table-column-properties fo:break-before="auto" style:column-width="1.6398in"/>
    </style:style>
    <style:style style:name="co53" style:family="table-column">
      <style:table-column-properties fo:break-before="auto" style:column-width="1.9827in"/>
    </style:style>
    <style:style style:name="co5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3" style:family="table-cell" style:parent-style-name="Default">
      <style:text-properties fo:color="#000000" style:font-name="Times New Roman" style:font-name-asian="Times New Roman" style:font-name-complex="Times New Roman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ld_data_Gfa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0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number-columns-repeated="2" table:default-cell-style-name="Default"/>
        <table:table-column table:style-name="co9" table:visibility="collapse" table:default-cell-style-name="Default"/>
        <table:table-column table:style-name="co18" table:visibility="collapse" table:default-cell-style-name="Default"/>
        <table:table-column table:style-name="co1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3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5" table:visibility="collapse" table:default-cell-style-name="Default"/>
        <table:table-column table:style-name="co27" table:visibility="collapse" table:default-cell-style-name="Default"/>
        <table:table-column table:style-name="co8" table:visibility="collapse" table:default-cell-style-name="Default"/>
        <table:table-column table:style-name="co28" table:visibility="collapse" table:default-cell-style-name="Default"/>
        <table:table-column table:style-name="co29" table:visibility="collapse" table:default-cell-style-name="Default"/>
        <table:table-column table:style-name="co30" table:visibility="collapse" table:default-cell-style-name="Default"/>
        <table:table-column table:style-name="co31" table:visibility="collapse" table:default-cell-style-name="Default"/>
        <table:table-column table:style-name="co32" table:visibility="collapse" table:default-cell-style-name="Default"/>
        <table:table-column table:style-name="co33" table:visibility="collapse" table:default-cell-style-name="Default"/>
        <table:table-column table:style-name="co34" table:visibility="collapse" table:default-cell-style-name="Default"/>
        <table:table-column table:style-name="co35" table:visibility="collapse" table:default-cell-style-name="Default"/>
        <table:table-column table:style-name="co36" table:visibility="collapse" table:default-cell-style-name="Default"/>
        <table:table-column table:style-name="co37" table:visibility="collapse" table:default-cell-style-name="Default"/>
        <table:table-column table:style-name="co18" table:default-cell-style-name="Default"/>
        <table:table-column table:style-name="co38" table:number-columns-repeated="2" table:default-cell-style-name="Default"/>
        <table:table-column table:style-name="co39" table:default-cell-style-name="ce1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2" table:default-cell-style-name="Default"/>
        <table:table-column table:style-name="co40" table:default-cell-style-name="Default"/>
        <table:table-column table:style-name="co53" table:default-cell-style-name="Default"/>
        <table:table-column table:style-name="co5" table:default-cell-style-name="Default"/>
        <table:table-column table:style-name="co52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processid</text:p>
          </table:table-cell>
          <table:table-cell office:value-type="string" calcext:value-type="string">
            <text:p>sampleid</text:p>
          </table:table-cell>
          <table:table-cell office:value-type="string" calcext:value-type="string">
            <text:p>recordID</text:p>
          </table:table-cell>
          <table:table-cell office:value-type="string" calcext:value-type="string">
            <text:p>catalognum</text:p>
          </table:table-cell>
          <table:table-cell office:value-type="string" calcext:value-type="string">
            <text:p>fieldnum</text:p>
          </table:table-cell>
          <table:table-cell office:value-type="string" calcext:value-type="string">
            <text:p>institution_storing</text:p>
          </table:table-cell>
          <table:table-cell office:value-type="string" calcext:value-type="string">
            <text:p>collection_code</text:p>
          </table:table-cell>
          <table:table-cell office:value-type="string" calcext:value-type="string">
            <text:p>bin_uri</text:p>
          </table:table-cell>
          <table:table-cell office:value-type="string" calcext:value-type="string">
            <text:p>phylum_taxID</text:p>
          </table:table-cell>
          <table:table-cell office:value-type="string" calcext:value-type="string">
            <text:p>phylum_name</text:p>
          </table:table-cell>
          <table:table-cell office:value-type="string" calcext:value-type="string">
            <text:p>class_taxID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order_taxID</text:p>
          </table:table-cell>
          <table:table-cell office:value-type="string" calcext:value-type="string">
            <text:p>order_name</text:p>
          </table:table-cell>
          <table:table-cell office:value-type="string" calcext:value-type="string">
            <text:p>family_taxID</text:p>
          </table:table-cell>
          <table:table-cell office:value-type="string" calcext:value-type="string">
            <text:p>family_name</text:p>
          </table:table-cell>
          <table:table-cell office:value-type="string" calcext:value-type="string">
            <text:p>subfamily_taxID</text:p>
          </table:table-cell>
          <table:table-cell office:value-type="string" calcext:value-type="string">
            <text:p>subfamily_name</text:p>
          </table:table-cell>
          <table:table-cell office:value-type="string" calcext:value-type="string">
            <text:p>genus_taxID</text:p>
          </table:table-cell>
          <table:table-cell office:value-type="string" calcext:value-type="string">
            <text:p>genus_name</text:p>
          </table:table-cell>
          <table:table-cell office:value-type="string" calcext:value-type="string">
            <text:p>species_taxID</text:p>
          </table:table-cell>
          <table:table-cell office:value-type="string" calcext:value-type="string">
            <text:p>species_name</text:p>
          </table:table-cell>
          <table:table-cell office:value-type="string" calcext:value-type="string">
            <text:p>subspecies_taxID</text:p>
          </table:table-cell>
          <table:table-cell office:value-type="string" calcext:value-type="string">
            <text:p>subspecies_name</text:p>
          </table:table-cell>
          <table:table-cell office:value-type="string" calcext:value-type="string">
            <text:p>identification_provided_by</text:p>
          </table:table-cell>
          <table:table-cell office:value-type="string" calcext:value-type="string">
            <text:p>identification_method</text:p>
          </table:table-cell>
          <table:table-cell office:value-type="string" calcext:value-type="string">
            <text:p>identification_reference</text:p>
          </table:table-cell>
          <table:table-cell office:value-type="string" calcext:value-type="string">
            <text:p>tax_note</text:p>
          </table:table-cell>
          <table:table-cell office:value-type="string" calcext:value-type="string">
            <text:p>voucher_status</text:p>
          </table:table-cell>
          <table:table-cell office:value-type="string" calcext:value-type="string">
            <text:p>tissue_type</text:p>
          </table:table-cell>
          <table:table-cell office:value-type="string" calcext:value-type="string">
            <text:p>collection_event_id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collectiondate_start</text:p>
          </table:table-cell>
          <table:table-cell office:value-type="string" calcext:value-type="string">
            <text:p>collectiondate_end</text:p>
          </table:table-cell>
          <table:table-cell office:value-type="string" calcext:value-type="string">
            <text:p>collectiontime</text:p>
          </table:table-cell>
          <table:table-cell office:value-type="string" calcext:value-type="string">
            <text:p>collection_note</text:p>
          </table:table-cell>
          <table:table-cell office:value-type="string" calcext:value-type="string">
            <text:p>site_code</text:p>
          </table:table-cell>
          <table:table-cell office:value-type="string" calcext:value-type="string">
            <text:p>sampling_protocol</text:p>
          </table:table-cell>
          <table:table-cell office:value-type="string" calcext:value-type="string">
            <text:p>lifest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habitat</text:p>
          </table:table-cell>
          <table:table-cell office:value-type="string" calcext:value-type="string">
            <text:p>associated_specimens</text:p>
          </table:table-cell>
          <table:table-cell office:value-type="string" calcext:value-type="string">
            <text:p>associated_taxa</text:p>
          </table:table-cell>
          <table:table-cell office:value-type="string" calcext:value-type="string">
            <text:p>extrainfo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table:style-name="Default" office:value-type="string" calcext:value-type="string">
            <text:p>coord_source</text:p>
          </table:table-cell>
          <table:table-cell office:value-type="string" calcext:value-type="string">
            <text:p>coord_accuracy</text:p>
          </table:table-cell>
          <table:table-cell office:value-type="string" calcext:value-type="string">
            <text:p>coord_verbatim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lev_accuracy</text:p>
          </table:table-cell>
          <table:table-cell office:value-type="string" calcext:value-type="string">
            <text:p>depth_accurac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rovince_stat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xactsite</text:p>
          </table:table-cell>
          <table:table-cell office:value-type="string" calcext:value-type="string">
            <text:p>image_ids</text:p>
          </table:table-cell>
          <table:table-cell office:value-type="string" calcext:value-type="string">
            <text:p>image_urls</text:p>
          </table:table-cell>
          <table:table-cell office:value-type="string" calcext:value-type="string">
            <text:p>media_descriptors</text:p>
          </table:table-cell>
          <table:table-cell office:value-type="string" calcext:value-type="string">
            <text:p>captions</text:p>
          </table:table-cell>
          <table:table-cell office:value-type="string" calcext:value-type="string">
            <text:p>copyright_holders</text:p>
          </table:table-cell>
          <table:table-cell office:value-type="string" calcext:value-type="string">
            <text:p>copyright_years</text:p>
          </table:table-cell>
          <table:table-cell office:value-type="string" calcext:value-type="string">
            <text:p>copyright_licenses</text:p>
          </table:table-cell>
          <table:table-cell office:value-type="string" calcext:value-type="string">
            <text:p>copyright_institutions</text:p>
          </table:table-cell>
          <table:table-cell office:value-type="string" calcext:value-type="string">
            <text:p>photographers</text:p>
          </table:table-cell>
          <table:table-cell office:value-type="string" calcext:value-type="string">
            <text:p>coord_verbatim</text:p>
          </table:table-cell>
        </table:table-row>
        <table:table-row table:style-name="ro1">
          <table:table-cell office:value-type="string" calcext:value-type="string">
            <text:p>COAPP121-12</text:p>
          </table:table-cell>
          <table:table-cell office:value-type="string" calcext:value-type="string">
            <text:p>11NJBaikal026</text:p>
          </table:table-cell>
          <table:table-cell office:value-type="float" office:value="2438118" calcext:value-type="float">
            <text:p>2438118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</text:p>
          </table:table-cell>
          <table:table-cell office:value-type="string" calcext:value-type="string">
            <text:p>BIOUG01357 C2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style-name="Default"/>
          <table:table-cell table:number-columns-repeated="6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1" calcext:value-type="float">
            <text:p>1532251</text:p>
          </table:table-cell>
          <table:table-cell office:value-type="string" calcext:value-type="string">
            <text:p>http://www.boldsystems.org/pics/COAPP/bioug01357-c02+1329430298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COAPP122-12</text:p>
          </table:table-cell>
          <table:table-cell office:value-type="string" calcext:value-type="string">
            <text:p>11NJBaikal027</text:p>
          </table:table-cell>
          <table:table-cell office:value-type="float" office:value="2438119" calcext:value-type="float">
            <text:p>2438119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</text:p>
          </table:table-cell>
          <table:table-cell office:value-type="string" calcext:value-type="string">
            <text:p>BIOUG01357 C3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style-name="Default"/>
          <table:table-cell table:number-columns-repeated="6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2" calcext:value-type="float">
            <text:p>1532252</text:p>
          </table:table-cell>
          <table:table-cell office:value-type="string" calcext:value-type="string">
            <text:p>http://www.boldsystems.org/pics/COAPP/bioug01357-c03+1329430278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COAPP123-12</text:p>
          </table:table-cell>
          <table:table-cell office:value-type="string" calcext:value-type="string">
            <text:p>11NJBaikal028</text:p>
          </table:table-cell>
          <table:table-cell office:value-type="float" office:value="2438120" calcext:value-type="float">
            <text:p>2438120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; C=3.68pg (Feulgen)</text:p>
          </table:table-cell>
          <table:table-cell office:value-type="string" calcext:value-type="string">
            <text:p>BIOUG01357 C4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number-columns-repeated="7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3" calcext:value-type="float">
            <text:p>1532253</text:p>
          </table:table-cell>
          <table:table-cell office:value-type="string" calcext:value-type="string">
            <text:p>http://www.boldsystems.org/pics/COAPP/bioug01357-c04+1329430262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COAPP124-12</text:p>
          </table:table-cell>
          <table:table-cell office:value-type="string" calcext:value-type="string">
            <text:p>11NJBaikal029</text:p>
          </table:table-cell>
          <table:table-cell office:value-type="float" office:value="2438121" calcext:value-type="float">
            <text:p>2438121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</text:p>
          </table:table-cell>
          <table:table-cell office:value-type="string" calcext:value-type="string">
            <text:p>BIOUG01357 C5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number-columns-repeated="7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4" calcext:value-type="float">
            <text:p>1532254</text:p>
          </table:table-cell>
          <table:table-cell office:value-type="string" calcext:value-type="string">
            <text:p>http://www.boldsystems.org/pics/COAPP/bioug01357-c05+1329430246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COAPP125-12</text:p>
          </table:table-cell>
          <table:table-cell office:value-type="string" calcext:value-type="string">
            <text:p>11NJBaikal030</text:p>
          </table:table-cell>
          <table:table-cell office:value-type="float" office:value="2438122" calcext:value-type="float">
            <text:p>2438122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</text:p>
          </table:table-cell>
          <table:table-cell office:value-type="string" calcext:value-type="string">
            <text:p>BIOUG01357 C6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number-columns-repeated="7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5" calcext:value-type="float">
            <text:p>1532255</text:p>
          </table:table-cell>
          <table:table-cell office:value-type="string" calcext:value-type="string">
            <text:p>http://www.boldsystems.org/pics/COAPP/bioug01357-c06+1329430228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GBCMA1866-09</text:p>
          </table:table-cell>
          <table:table-cell office:value-type="string" calcext:value-type="string">
            <text:p>AY926675</text:p>
          </table:table-cell>
          <table:table-cell office:value-type="float" office:value="1034882" calcext:value-type="float">
            <text:p>1034882</text:p>
          </table:table-cell>
          <table:table-cell office:value-type="string" calcext:value-type="string">
            <text:p>AY92667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4"/>
          <table:table-cell office:value-type="float" office:value="53.099713" calcext:value-type="float">
            <text:p>53.099713</text:p>
          </table:table-cell>
          <table:table-cell office:value-type="float" office:value="106.97274" calcext:value-type="float">
            <text:p>106.97274</text:p>
          </table:table-cell>
          <table:table-cell office:value-type="string" calcext:value-type="string">
            <text:p>based on ‘region’ =&gt; Yandex Maps for ‘Хоргойская губа’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Olkhon,Khorgojskaya, Lake Baik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BCMA3488-12</text:p>
          </table:table-cell>
          <table:table-cell office:value-type="string" calcext:value-type="string">
            <text:p>FJ715823</text:p>
          </table:table-cell>
          <table:table-cell office:value-type="float" office:value="2944547" calcext:value-type="float">
            <text:p>2944547</text:p>
          </table:table-cell>
          <table:table-cell/>
          <table:table-cell office:value-type="string" calcext:value-type="string">
            <text:p>FJ71582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office:value-type="string" calcext:value-type="string">
            <text:p>183List</text:p>
          </table:table-cell>
          <table:table-cell/>
          <table:table-cell table:style-name="ce3" office:value-type="string" calcext:value-type="string">
            <text:p>51°50'56.34"N 104°52'1.50"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489-12</text:p>
          </table:table-cell>
          <table:table-cell office:value-type="string" calcext:value-type="string">
            <text:p>FJ715824</text:p>
          </table:table-cell>
          <table:table-cell office:value-type="float" office:value="2944548" calcext:value-type="float">
            <text:p>2944548</text:p>
          </table:table-cell>
          <table:table-cell/>
          <table:table-cell office:value-type="string" calcext:value-type="string">
            <text:p>FJ71582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office:value-type="string" calcext:value-type="string">
            <text:p>187List =&gt; Листвянка, 7 шт =&gt; табл. 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0-12</text:p>
          </table:table-cell>
          <table:table-cell office:value-type="string" calcext:value-type="string">
            <text:p>FJ715825</text:p>
          </table:table-cell>
          <table:table-cell office:value-type="float" office:value="2944549" calcext:value-type="float">
            <text:p>2944549</text:p>
          </table:table-cell>
          <table:table-cell/>
          <table:table-cell office:value-type="string" calcext:value-type="string">
            <text:p>FJ71582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office:value-type="string" calcext:value-type="string">
            <text:p>188L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1-12</text:p>
          </table:table-cell>
          <table:table-cell office:value-type="string" calcext:value-type="string">
            <text:p>FJ715826</text:p>
          </table:table-cell>
          <table:table-cell office:value-type="float" office:value="2944550" calcext:value-type="float">
            <text:p>2944550</text:p>
          </table:table-cell>
          <table:table-cell/>
          <table:table-cell office:value-type="string" calcext:value-type="string">
            <text:p>FJ71582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office:value-type="string" calcext:value-type="string">
            <text:p>184L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2-12</text:p>
          </table:table-cell>
          <table:table-cell office:value-type="string" calcext:value-type="string">
            <text:p>FJ715827</text:p>
          </table:table-cell>
          <table:table-cell office:value-type="float" office:value="2944551" calcext:value-type="float">
            <text:p>2944551</text:p>
          </table:table-cell>
          <table:table-cell/>
          <table:table-cell office:value-type="string" calcext:value-type="string">
            <text:p>FJ71582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office:value-type="string" calcext:value-type="string">
            <text:p>189L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3-12</text:p>
          </table:table-cell>
          <table:table-cell office:value-type="string" calcext:value-type="string">
            <text:p>FJ715828</text:p>
          </table:table-cell>
          <table:table-cell office:value-type="float" office:value="2944552" calcext:value-type="float">
            <text:p>2944552</text:p>
          </table:table-cell>
          <table:table-cell/>
          <table:table-cell office:value-type="string" calcext:value-type="string">
            <text:p>FJ71582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office:value-type="string" calcext:value-type="string">
            <text:p>190L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4-12</text:p>
          </table:table-cell>
          <table:table-cell office:value-type="string" calcext:value-type="string">
            <text:p>FJ715829</text:p>
          </table:table-cell>
          <table:table-cell office:value-type="float" office:value="2944553" calcext:value-type="float">
            <text:p>2944553</text:p>
          </table:table-cell>
          <table:table-cell/>
          <table:table-cell office:value-type="string" calcext:value-type="string">
            <text:p>FJ71582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office:value-type="string" calcext:value-type="string">
            <text:p>192L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5-12</text:p>
          </table:table-cell>
          <table:table-cell office:value-type="string" calcext:value-type="string">
            <text:p>FJ715830</text:p>
          </table:table-cell>
          <table:table-cell office:value-type="float" office:value="2944554" calcext:value-type="float">
            <text:p>2944554</text:p>
          </table:table-cell>
          <table:table-cell/>
          <table:table-cell office:value-type="string" calcext:value-type="string">
            <text:p>FJ71583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office:value-type="string" calcext:value-type="string">
            <text:p>193Anga =&gt; Р. Ангара, 60 км от истока, 7 шт</text:p>
          </table:table-cell>
          <table:table-cell table:number-columns-repeated="7"/>
          <table:table-cell table:formula="of:=52+29/60+56.93/360" office:value-type="float" office:value="52.6414722222222" calcext:value-type="float">
            <text:p>52.6414722222222</text:p>
          </table:table-cell>
          <table:table-cell table:style-name="ce4" office:value-type="string" calcext:value-type="string">
            <text:p>52°29'56.93"N 104°26'14.80"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BCMA3496-12</text:p>
          </table:table-cell>
          <table:table-cell office:value-type="string" calcext:value-type="string">
            <text:p>FJ715831</text:p>
          </table:table-cell>
          <table:table-cell office:value-type="float" office:value="2944555" calcext:value-type="float">
            <text:p>2944555</text:p>
          </table:table-cell>
          <table:table-cell/>
          <table:table-cell office:value-type="string" calcext:value-type="string">
            <text:p>FJ71583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office:value-type="string" calcext:value-type="string">
            <text:p>194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7-12</text:p>
          </table:table-cell>
          <table:table-cell office:value-type="string" calcext:value-type="string">
            <text:p>FJ715832</text:p>
          </table:table-cell>
          <table:table-cell office:value-type="float" office:value="2944556" calcext:value-type="float">
            <text:p>2944556</text:p>
          </table:table-cell>
          <table:table-cell/>
          <table:table-cell office:value-type="string" calcext:value-type="string">
            <text:p>FJ71583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office:value-type="string" calcext:value-type="string">
            <text:p>195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8-12</text:p>
          </table:table-cell>
          <table:table-cell office:value-type="string" calcext:value-type="string">
            <text:p>FJ715833</text:p>
          </table:table-cell>
          <table:table-cell office:value-type="float" office:value="2944557" calcext:value-type="float">
            <text:p>2944557</text:p>
          </table:table-cell>
          <table:table-cell/>
          <table:table-cell office:value-type="string" calcext:value-type="string">
            <text:p>FJ71583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office:value-type="string" calcext:value-type="string">
            <text:p>196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9-12</text:p>
          </table:table-cell>
          <table:table-cell office:value-type="string" calcext:value-type="string">
            <text:p>FJ715834</text:p>
          </table:table-cell>
          <table:table-cell office:value-type="float" office:value="2944558" calcext:value-type="float">
            <text:p>2944558</text:p>
          </table:table-cell>
          <table:table-cell/>
          <table:table-cell office:value-type="string" calcext:value-type="string">
            <text:p>FJ71583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office:value-type="string" calcext:value-type="string">
            <text:p>198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0-12</text:p>
          </table:table-cell>
          <table:table-cell office:value-type="string" calcext:value-type="string">
            <text:p>FJ715835</text:p>
          </table:table-cell>
          <table:table-cell office:value-type="float" office:value="2944559" calcext:value-type="float">
            <text:p>2944559</text:p>
          </table:table-cell>
          <table:table-cell/>
          <table:table-cell office:value-type="string" calcext:value-type="string">
            <text:p>FJ71583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office:value-type="string" calcext:value-type="string">
            <text:p>199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1-12</text:p>
          </table:table-cell>
          <table:table-cell office:value-type="string" calcext:value-type="string">
            <text:p>FJ715836</text:p>
          </table:table-cell>
          <table:table-cell office:value-type="float" office:value="2944560" calcext:value-type="float">
            <text:p>2944560</text:p>
          </table:table-cell>
          <table:table-cell/>
          <table:table-cell office:value-type="string" calcext:value-type="string">
            <text:p>FJ71583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office:value-type="string" calcext:value-type="string">
            <text:p>201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2-12</text:p>
          </table:table-cell>
          <table:table-cell office:value-type="string" calcext:value-type="string">
            <text:p>FJ715837</text:p>
          </table:table-cell>
          <table:table-cell office:value-type="float" office:value="2944561" calcext:value-type="float">
            <text:p>2944561</text:p>
          </table:table-cell>
          <table:table-cell/>
          <table:table-cell office:value-type="string" calcext:value-type="string">
            <text:p>FJ71583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4/60" office:value-type="float" office:value="52.2333333333333" calcext:value-type="float">
            <text:p>52.2333333333333</text:p>
          </table:table-cell>
          <table:table-cell table:formula="of:=105+43/60" office:value-type="float" office:value="105.716666666667" calcext:value-type="float">
            <text:p>105.716666666667</text:p>
          </table:table-cell>
          <table:table-cell office:value-type="string" calcext:value-type="string">
            <text:p>163Pesh =&gt; 4 шт. =&gt; Песчаная???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3-12</text:p>
          </table:table-cell>
          <table:table-cell office:value-type="string" calcext:value-type="string">
            <text:p>FJ715838</text:p>
          </table:table-cell>
          <table:table-cell office:value-type="float" office:value="2944562" calcext:value-type="float">
            <text:p>2944562</text:p>
          </table:table-cell>
          <table:table-cell/>
          <table:table-cell office:value-type="string" calcext:value-type="string">
            <text:p>FJ71583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4/60" office:value-type="float" office:value="52.2333333333333" calcext:value-type="float">
            <text:p>52.2333333333333</text:p>
          </table:table-cell>
          <table:table-cell table:formula="of:=105+43/60" office:value-type="float" office:value="105.716666666667" calcext:value-type="float">
            <text:p>105.716666666667</text:p>
          </table:table-cell>
          <table:table-cell office:value-type="string" calcext:value-type="string">
            <text:p>202Pes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4-12</text:p>
          </table:table-cell>
          <table:table-cell office:value-type="string" calcext:value-type="string">
            <text:p>FJ715839</text:p>
          </table:table-cell>
          <table:table-cell office:value-type="float" office:value="2944563" calcext:value-type="float">
            <text:p>2944563</text:p>
          </table:table-cell>
          <table:table-cell/>
          <table:table-cell office:value-type="string" calcext:value-type="string">
            <text:p>FJ71583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4/60" office:value-type="float" office:value="52.2333333333333" calcext:value-type="float">
            <text:p>52.2333333333333</text:p>
          </table:table-cell>
          <table:table-cell table:formula="of:=105+43/60" office:value-type="float" office:value="105.716666666667" calcext:value-type="float">
            <text:p>105.716666666667</text:p>
          </table:table-cell>
          <table:table-cell office:value-type="string" calcext:value-type="string">
            <text:p>206Pes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5-12</text:p>
          </table:table-cell>
          <table:table-cell office:value-type="string" calcext:value-type="string">
            <text:p>FJ715840</text:p>
          </table:table-cell>
          <table:table-cell office:value-type="float" office:value="2944564" calcext:value-type="float">
            <text:p>2944564</text:p>
          </table:table-cell>
          <table:table-cell/>
          <table:table-cell office:value-type="string" calcext:value-type="string">
            <text:p>FJ71584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4/60" office:value-type="float" office:value="52.2333333333333" calcext:value-type="float">
            <text:p>52.2333333333333</text:p>
          </table:table-cell>
          <table:table-cell table:formula="of:=105+43/60" office:value-type="float" office:value="105.716666666667" calcext:value-type="float">
            <text:p>105.716666666667</text:p>
          </table:table-cell>
          <table:table-cell office:value-type="string" calcext:value-type="string">
            <text:p>210Pes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6-12</text:p>
          </table:table-cell>
          <table:table-cell office:value-type="string" calcext:value-type="string">
            <text:p>FJ715841</text:p>
          </table:table-cell>
          <table:table-cell office:value-type="float" office:value="2944565" calcext:value-type="float">
            <text:p>2944565</text:p>
          </table:table-cell>
          <table:table-cell/>
          <table:table-cell office:value-type="string" calcext:value-type="string">
            <text:p>FJ71584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32/60" office:value-type="float" office:value="52.5333333333333" calcext:value-type="float">
            <text:p>52.5333333333333</text:p>
          </table:table-cell>
          <table:table-cell table:formula="of:=106+5/60" office:value-type="float" office:value="106.083333333333" calcext:value-type="float">
            <text:p>106.083333333333</text:p>
          </table:table-cell>
          <table:table-cell office:value-type="string" calcext:value-type="string">
            <text:p>218Bugu</text:p>
          </table:table-cell>
          <table:table-cell/>
          <table:table-cell table:style-name="ce3" office:value-type="string" calcext:value-type="string">
            <text:p>52°30'60.00"N 106° 2'60.00"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07-12</text:p>
          </table:table-cell>
          <table:table-cell office:value-type="string" calcext:value-type="string">
            <text:p>FJ715842</text:p>
          </table:table-cell>
          <table:table-cell office:value-type="float" office:value="2944566" calcext:value-type="float">
            <text:p>2944566</text:p>
          </table:table-cell>
          <table:table-cell/>
          <table:table-cell office:value-type="string" calcext:value-type="string">
            <text:p>FJ71584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32/60" office:value-type="float" office:value="52.5333333333333" calcext:value-type="float">
            <text:p>52.5333333333333</text:p>
          </table:table-cell>
          <table:table-cell table:formula="of:=106+5/60" office:value-type="float" office:value="106.083333333333" calcext:value-type="float">
            <text:p>106.083333333333</text:p>
          </table:table-cell>
          <table:table-cell office:value-type="string" calcext:value-type="string">
            <text:p>219Bugu =&gt; Бугульдейка =&gt; действительно 3 шт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8-12</text:p>
          </table:table-cell>
          <table:table-cell office:value-type="string" calcext:value-type="string">
            <text:p>FJ715843</text:p>
          </table:table-cell>
          <table:table-cell office:value-type="float" office:value="2944567" calcext:value-type="float">
            <text:p>2944567</text:p>
          </table:table-cell>
          <table:table-cell/>
          <table:table-cell office:value-type="string" calcext:value-type="string">
            <text:p>FJ71584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32/60" office:value-type="float" office:value="52.5333333333333" calcext:value-type="float">
            <text:p>52.5333333333333</text:p>
          </table:table-cell>
          <table:table-cell table:formula="of:=106+5/60" office:value-type="float" office:value="106.083333333333" calcext:value-type="float">
            <text:p>106.083333333333</text:p>
          </table:table-cell>
          <table:table-cell office:value-type="string" calcext:value-type="string">
            <text:p>221Bugu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9-12</text:p>
          </table:table-cell>
          <table:table-cell office:value-type="string" calcext:value-type="string">
            <text:p>FJ715844</text:p>
          </table:table-cell>
          <table:table-cell office:value-type="float" office:value="2944568" calcext:value-type="float">
            <text:p>2944568</text:p>
          </table:table-cell>
          <table:table-cell/>
          <table:table-cell office:value-type="string" calcext:value-type="string">
            <text:p>FJ71584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7/60" office:value-type="float" office:value="53.45" calcext:value-type="float">
            <text:p>53.45</text:p>
          </table:table-cell>
          <table:table-cell table:formula="of:=107+32/60" office:value-type="float" office:value="107.533333333333" calcext:value-type="float">
            <text:p>107.533333333333</text:p>
          </table:table-cell>
          <table:table-cell office:value-type="string" calcext:value-type="string">
            <text:p>226Zund =&gt; Залив Малое море, м. Зундук =&gt; 3 шт.</text:p>
          </table:table-cell>
          <table:table-cell/>
          <table:table-cell table:style-name="ce3" office:value-type="string" calcext:value-type="string">
            <text:p>Петунина 53°27 ́N 107°32 ́E | Fazalova: 53°22'60.00"N 107°25'0.00"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10-12</text:p>
          </table:table-cell>
          <table:table-cell office:value-type="string" calcext:value-type="string">
            <text:p>FJ715845</text:p>
          </table:table-cell>
          <table:table-cell office:value-type="float" office:value="2944569" calcext:value-type="float">
            <text:p>2944569</text:p>
          </table:table-cell>
          <table:table-cell/>
          <table:table-cell office:value-type="string" calcext:value-type="string">
            <text:p>FJ71584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7/60" office:value-type="float" office:value="53.45" calcext:value-type="float">
            <text:p>53.45</text:p>
          </table:table-cell>
          <table:table-cell table:formula="of:=107+32/60" office:value-type="float" office:value="107.533333333333" calcext:value-type="float">
            <text:p>107.533333333333</text:p>
          </table:table-cell>
          <table:table-cell office:value-type="string" calcext:value-type="string">
            <text:p>228Zu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1-12</text:p>
          </table:table-cell>
          <table:table-cell office:value-type="string" calcext:value-type="string">
            <text:p>FJ715846</text:p>
          </table:table-cell>
          <table:table-cell office:value-type="float" office:value="2944570" calcext:value-type="float">
            <text:p>2944570</text:p>
          </table:table-cell>
          <table:table-cell/>
          <table:table-cell office:value-type="string" calcext:value-type="string">
            <text:p>FJ71584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7/60" office:value-type="float" office:value="53.45" calcext:value-type="float">
            <text:p>53.45</text:p>
          </table:table-cell>
          <table:table-cell table:formula="of:=107+32/60" office:value-type="float" office:value="107.533333333333" calcext:value-type="float">
            <text:p>107.533333333333</text:p>
          </table:table-cell>
          <table:table-cell office:value-type="string" calcext:value-type="string">
            <text:p>230Zu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2-12</text:p>
          </table:table-cell>
          <table:table-cell office:value-type="string" calcext:value-type="string">
            <text:p>FJ715847</text:p>
          </table:table-cell>
          <table:table-cell office:value-type="float" office:value="2944571" calcext:value-type="float">
            <text:p>2944571</text:p>
          </table:table-cell>
          <table:table-cell/>
          <table:table-cell office:value-type="string" calcext:value-type="string">
            <text:p>FJ71584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29/60" office:value-type="float" office:value="51.4833333333333" calcext:value-type="float">
            <text:p>51.4833333333333</text:p>
          </table:table-cell>
          <table:table-cell table:formula="of:=104+23/60" office:value-type="float" office:value="104.383333333333" calcext:value-type="float">
            <text:p>104.383333333333</text:p>
          </table:table-cell>
          <table:table-cell office:value-type="string" calcext:value-type="string">
            <text:p>241Muri =&gt; Муринская банка =&gt; 3 шт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3-12</text:p>
          </table:table-cell>
          <table:table-cell office:value-type="string" calcext:value-type="string">
            <text:p>FJ715848</text:p>
          </table:table-cell>
          <table:table-cell office:value-type="float" office:value="2944572" calcext:value-type="float">
            <text:p>2944572</text:p>
          </table:table-cell>
          <table:table-cell/>
          <table:table-cell office:value-type="string" calcext:value-type="string">
            <text:p>FJ71584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29/60" office:value-type="float" office:value="51.4833333333333" calcext:value-type="float">
            <text:p>51.4833333333333</text:p>
          </table:table-cell>
          <table:table-cell table:formula="of:=104+23/60" office:value-type="float" office:value="104.383333333333" calcext:value-type="float">
            <text:p>104.383333333333</text:p>
          </table:table-cell>
          <table:table-cell office:value-type="string" calcext:value-type="string">
            <text:p>242Mur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4-12</text:p>
          </table:table-cell>
          <table:table-cell office:value-type="string" calcext:value-type="string">
            <text:p>FJ715849</text:p>
          </table:table-cell>
          <table:table-cell office:value-type="float" office:value="2944573" calcext:value-type="float">
            <text:p>2944573</text:p>
          </table:table-cell>
          <table:table-cell/>
          <table:table-cell office:value-type="string" calcext:value-type="string">
            <text:p>FJ71584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29/60" office:value-type="float" office:value="51.4833333333333" calcext:value-type="float">
            <text:p>51.4833333333333</text:p>
          </table:table-cell>
          <table:table-cell table:formula="of:=104+23/60" office:value-type="float" office:value="104.383333333333" calcext:value-type="float">
            <text:p>104.383333333333</text:p>
          </table:table-cell>
          <table:table-cell office:value-type="string" calcext:value-type="string">
            <text:p>246Mur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5-12</text:p>
          </table:table-cell>
          <table:table-cell office:value-type="string" calcext:value-type="string">
            <text:p>FJ715850</text:p>
          </table:table-cell>
          <table:table-cell office:value-type="float" office:value="2944574" calcext:value-type="float">
            <text:p>2944574</text:p>
          </table:table-cell>
          <table:table-cell/>
          <table:table-cell office:value-type="string" calcext:value-type="string">
            <text:p>FJ71585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53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9/60" office:value-type="float" office:value="52.8166666666667" calcext:value-type="float">
            <text:p>52.8166666666667</text:p>
          </table:table-cell>
          <table:table-cell table:formula="of:=107+58/60" office:value-type="float" office:value="107.966666666667" calcext:value-type="float">
            <text:p>107.966666666667</text:p>
          </table:table-cell>
          <table:table-cell office:value-type="string" calcext:value-type="string">
            <text:p>249Grem</text:p>
          </table:table-cell>
          <table:table-cell/>
          <table:table-cell office:value-type="string" calcext:value-type="string">
            <text:p>52°49 ́N 107°58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16-12</text:p>
          </table:table-cell>
          <table:table-cell office:value-type="string" calcext:value-type="string">
            <text:p>FJ715851</text:p>
          </table:table-cell>
          <table:table-cell office:value-type="float" office:value="2944575" calcext:value-type="float">
            <text:p>2944575</text:p>
          </table:table-cell>
          <table:table-cell/>
          <table:table-cell office:value-type="string" calcext:value-type="string">
            <text:p>FJ71585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53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9/60" office:value-type="float" office:value="52.8166666666667" calcext:value-type="float">
            <text:p>52.8166666666667</text:p>
          </table:table-cell>
          <table:table-cell table:formula="of:=107+58/60" office:value-type="float" office:value="107.966666666667" calcext:value-type="float">
            <text:p>107.966666666667</text:p>
          </table:table-cell>
          <table:table-cell office:value-type="string" calcext:value-type="string">
            <text:p>250Grem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7-12</text:p>
          </table:table-cell>
          <table:table-cell office:value-type="string" calcext:value-type="string">
            <text:p>FJ715852</text:p>
          </table:table-cell>
          <table:table-cell office:value-type="float" office:value="2944576" calcext:value-type="float">
            <text:p>2944576</text:p>
          </table:table-cell>
          <table:table-cell/>
          <table:table-cell office:value-type="string" calcext:value-type="string">
            <text:p>FJ71585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F18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4/60" office:value-type="float" office:value="55.7333333333333" calcext:value-type="float">
            <text:p>55.7333333333333</text:p>
          </table:table-cell>
          <table:table-cell table:formula="of:=109+43/60" office:value-type="float" office:value="109.716666666667" calcext:value-type="float">
            <text:p>109.716666666667</text:p>
          </table:table-cell>
          <table:table-cell office:value-type="string" calcext:value-type="string">
            <text:p>254Yark =&gt; о. Ярки =&gt; 3 шт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8-12</text:p>
          </table:table-cell>
          <table:table-cell office:value-type="string" calcext:value-type="string">
            <text:p>FJ715853</text:p>
          </table:table-cell>
          <table:table-cell office:value-type="float" office:value="2944577" calcext:value-type="float">
            <text:p>2944577</text:p>
          </table:table-cell>
          <table:table-cell/>
          <table:table-cell office:value-type="string" calcext:value-type="string">
            <text:p>FJ71585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F18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4/60" office:value-type="float" office:value="55.7333333333333" calcext:value-type="float">
            <text:p>55.7333333333333</text:p>
          </table:table-cell>
          <table:table-cell table:formula="of:=109+43/60" office:value-type="float" office:value="109.716666666667" calcext:value-type="float">
            <text:p>109.716666666667</text:p>
          </table:table-cell>
          <table:table-cell office:value-type="string" calcext:value-type="string">
            <text:p>255Yark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9-12</text:p>
          </table:table-cell>
          <table:table-cell office:value-type="string" calcext:value-type="string">
            <text:p>FJ715854</text:p>
          </table:table-cell>
          <table:table-cell office:value-type="float" office:value="2944578" calcext:value-type="float">
            <text:p>2944578</text:p>
          </table:table-cell>
          <table:table-cell/>
          <table:table-cell office:value-type="string" calcext:value-type="string">
            <text:p>FJ71585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F18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7/60" office:value-type="float" office:value="55.7833333333333" calcext:value-type="float">
            <text:p>55.7833333333333</text:p>
          </table:table-cell>
          <table:table-cell table:formula="of:=109+49/60" office:value-type="float" office:value="109.816666666667" calcext:value-type="float">
            <text:p>109.816666666667</text:p>
          </table:table-cell>
          <table:table-cell office:value-type="string" calcext:value-type="string">
            <text:p>257Ki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0-12</text:p>
          </table:table-cell>
          <table:table-cell office:value-type="string" calcext:value-type="string">
            <text:p>FJ715855</text:p>
          </table:table-cell>
          <table:table-cell office:value-type="float" office:value="2944579" calcext:value-type="float">
            <text:p>2944579</text:p>
          </table:table-cell>
          <table:table-cell/>
          <table:table-cell office:value-type="string" calcext:value-type="string">
            <text:p>FJ71585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F18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7/60" office:value-type="float" office:value="55.7833333333333" calcext:value-type="float">
            <text:p>55.7833333333333</text:p>
          </table:table-cell>
          <table:table-cell table:formula="of:=109+49/60" office:value-type="float" office:value="109.816666666667" calcext:value-type="float">
            <text:p>109.816666666667</text:p>
          </table:table-cell>
          <table:table-cell office:value-type="string" calcext:value-type="string">
            <text:p>258Kic</text:p>
          </table:table-cell>
          <table:table-cell/>
          <table:table-cell office:value-type="string" calcext:value-type="string">
            <text:p>55°47 ́N 109°49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1-12</text:p>
          </table:table-cell>
          <table:table-cell office:value-type="string" calcext:value-type="string">
            <text:p>FJ715856</text:p>
          </table:table-cell>
          <table:table-cell office:value-type="float" office:value="2944580" calcext:value-type="float">
            <text:p>2944580</text:p>
          </table:table-cell>
          <table:table-cell/>
          <table:table-cell office:value-type="string" calcext:value-type="string">
            <text:p>FJ71585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/60" office:value-type="float" office:value="53.0333333333333" calcext:value-type="float">
            <text:p>53.0333333333333</text:p>
          </table:table-cell>
          <table:table-cell table:formula="of:=106+53/60" office:value-type="float" office:value="106.883333333333" calcext:value-type="float">
            <text:p>106.883333333333</text:p>
          </table:table-cell>
          <table:table-cell office:value-type="string" calcext:value-type="string">
            <text:p>269Sag</text:p>
          </table:table-cell>
          <table:table-cell/>
          <table:table-cell office:value-type="string" calcext:value-type="string">
            <text:p>53°02 ́N 106°53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2-12</text:p>
          </table:table-cell>
          <table:table-cell office:value-type="string" calcext:value-type="string">
            <text:p>FJ715857</text:p>
          </table:table-cell>
          <table:table-cell office:value-type="float" office:value="2944581" calcext:value-type="float">
            <text:p>2944581</text:p>
          </table:table-cell>
          <table:table-cell/>
          <table:table-cell office:value-type="string" calcext:value-type="string">
            <text:p>FJ71585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/60" office:value-type="float" office:value="53.0333333333333" calcext:value-type="float">
            <text:p>53.0333333333333</text:p>
          </table:table-cell>
          <table:table-cell table:formula="of:=106+53/60" office:value-type="float" office:value="106.883333333333" calcext:value-type="float">
            <text:p>106.883333333333</text:p>
          </table:table-cell>
          <table:table-cell office:value-type="string" calcext:value-type="string">
            <text:p>270Sa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3-12</text:p>
          </table:table-cell>
          <table:table-cell office:value-type="string" calcext:value-type="string">
            <text:p>FJ715858</text:p>
          </table:table-cell>
          <table:table-cell office:value-type="float" office:value="2944582" calcext:value-type="float">
            <text:p>2944582</text:p>
          </table:table-cell>
          <table:table-cell/>
          <table:table-cell office:value-type="string" calcext:value-type="string">
            <text:p>FJ71585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38/60" office:value-type="float" office:value="55.6333333333333" calcext:value-type="float">
            <text:p>55.6333333333333</text:p>
          </table:table-cell>
          <table:table-cell table:formula="of:=109+54/60" office:value-type="float" office:value="109.9" calcext:value-type="float">
            <text:p>109.9</text:p>
          </table:table-cell>
          <table:table-cell office:value-type="string" calcext:value-type="string">
            <text:p>273Dag</text:p>
          </table:table-cell>
          <table:table-cell/>
          <table:table-cell office:value-type="string" calcext:value-type="string">
            <text:p>55°38 ́N 109°54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4-12</text:p>
          </table:table-cell>
          <table:table-cell office:value-type="string" calcext:value-type="string">
            <text:p>FJ715859</text:p>
          </table:table-cell>
          <table:table-cell office:value-type="float" office:value="2944583" calcext:value-type="float">
            <text:p>2944583</text:p>
          </table:table-cell>
          <table:table-cell/>
          <table:table-cell office:value-type="string" calcext:value-type="string">
            <text:p>FJ71585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38/60" office:value-type="float" office:value="55.6333333333333" calcext:value-type="float">
            <text:p>55.6333333333333</text:p>
          </table:table-cell>
          <table:table-cell table:formula="of:=109+54/60" office:value-type="float" office:value="109.9" calcext:value-type="float">
            <text:p>109.9</text:p>
          </table:table-cell>
          <table:table-cell office:value-type="string" calcext:value-type="string">
            <text:p>275Da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5-12</text:p>
          </table:table-cell>
          <table:table-cell office:value-type="string" calcext:value-type="string">
            <text:p>FJ715860</text:p>
          </table:table-cell>
          <table:table-cell office:value-type="float" office:value="2944584" calcext:value-type="float">
            <text:p>2944584</text:p>
          </table:table-cell>
          <table:table-cell/>
          <table:table-cell office:value-type="string" calcext:value-type="string">
            <text:p>FJ71586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25/60" office:value-type="float" office:value="55.4166666666667" calcext:value-type="float">
            <text:p>55.4166666666667</text:p>
          </table:table-cell>
          <table:table-cell table:formula="of:=109+12/60" office:value-type="float" office:value="109.2" calcext:value-type="float">
            <text:p>109.2</text:p>
          </table:table-cell>
          <table:table-cell office:value-type="string" calcext:value-type="string">
            <text:p>281Bog</text:p>
          </table:table-cell>
          <table:table-cell/>
          <table:table-cell office:value-type="string" calcext:value-type="string">
            <text:p>55°25 ́N 109°12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6-12</text:p>
          </table:table-cell>
          <table:table-cell office:value-type="string" calcext:value-type="string">
            <text:p>FJ715861</text:p>
          </table:table-cell>
          <table:table-cell office:value-type="float" office:value="2944585" calcext:value-type="float">
            <text:p>2944585</text:p>
          </table:table-cell>
          <table:table-cell/>
          <table:table-cell office:value-type="string" calcext:value-type="string">
            <text:p>FJ71586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25/60" office:value-type="float" office:value="55.4166666666667" calcext:value-type="float">
            <text:p>55.4166666666667</text:p>
          </table:table-cell>
          <table:table-cell table:formula="of:=109+12/60" office:value-type="float" office:value="109.2" calcext:value-type="float">
            <text:p>109.2</text:p>
          </table:table-cell>
          <table:table-cell office:value-type="string" calcext:value-type="string">
            <text:p>282Bo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7-12</text:p>
          </table:table-cell>
          <table:table-cell office:value-type="string" calcext:value-type="string">
            <text:p>FJ715862</text:p>
          </table:table-cell>
          <table:table-cell office:value-type="float" office:value="2944586" calcext:value-type="float">
            <text:p>2944586</text:p>
          </table:table-cell>
          <table:table-cell/>
          <table:table-cell office:value-type="string" calcext:value-type="string">
            <text:p>FJ71586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56/60" office:value-type="float" office:value="54.9333333333333" calcext:value-type="float">
            <text:p>54.9333333333333</text:p>
          </table:table-cell>
          <table:table-cell table:formula="of:=108+58/60" office:value-type="float" office:value="108.966666666667" calcext:value-type="float">
            <text:p>108.966666666667</text:p>
          </table:table-cell>
          <table:table-cell office:value-type="string" calcext:value-type="string">
            <text:p>289Bk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8-12</text:p>
          </table:table-cell>
          <table:table-cell office:value-type="string" calcext:value-type="string">
            <text:p>FJ715863</text:p>
          </table:table-cell>
          <table:table-cell office:value-type="float" office:value="2944587" calcext:value-type="float">
            <text:p>2944587</text:p>
          </table:table-cell>
          <table:table-cell/>
          <table:table-cell office:value-type="string" calcext:value-type="string">
            <text:p>FJ71586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56/60" office:value-type="float" office:value="54.9333333333333" calcext:value-type="float">
            <text:p>54.9333333333333</text:p>
          </table:table-cell>
          <table:table-cell table:formula="of:=108+58/60" office:value-type="float" office:value="108.966666666667" calcext:value-type="float">
            <text:p>108.966666666667</text:p>
          </table:table-cell>
          <table:table-cell office:value-type="string" calcext:value-type="string">
            <text:p>290Bko</text:p>
          </table:table-cell>
          <table:table-cell/>
          <table:table-cell office:value-type="string" calcext:value-type="string">
            <text:p>54°56 ́N 108°58 ́E Большая Коса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9-12</text:p>
          </table:table-cell>
          <table:table-cell office:value-type="string" calcext:value-type="string">
            <text:p>FJ715864</text:p>
          </table:table-cell>
          <table:table-cell office:value-type="float" office:value="2944588" calcext:value-type="float">
            <text:p>2944588</text:p>
          </table:table-cell>
          <table:table-cell/>
          <table:table-cell office:value-type="string" calcext:value-type="string">
            <text:p>FJ71586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16/60" office:value-type="float" office:value="54.2666666666667" calcext:value-type="float">
            <text:p>54.2666666666667</text:p>
          </table:table-cell>
          <table:table-cell table:formula="of:=108+28/60" office:value-type="float" office:value="108.466666666667" calcext:value-type="float">
            <text:p>108.466666666667</text:p>
          </table:table-cell>
          <table:table-cell office:value-type="string" calcext:value-type="string">
            <text:p>293Zav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0-12</text:p>
          </table:table-cell>
          <table:table-cell office:value-type="string" calcext:value-type="string">
            <text:p>FJ715865</text:p>
          </table:table-cell>
          <table:table-cell office:value-type="float" office:value="2944589" calcext:value-type="float">
            <text:p>2944589</text:p>
          </table:table-cell>
          <table:table-cell/>
          <table:table-cell office:value-type="string" calcext:value-type="string">
            <text:p>FJ71586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16/60" office:value-type="float" office:value="54.2666666666667" calcext:value-type="float">
            <text:p>54.2666666666667</text:p>
          </table:table-cell>
          <table:table-cell table:formula="of:=108+28/60" office:value-type="float" office:value="108.466666666667" calcext:value-type="float">
            <text:p>108.466666666667</text:p>
          </table:table-cell>
          <table:table-cell office:value-type="string" calcext:value-type="string">
            <text:p>294Zav</text:p>
          </table:table-cell>
          <table:table-cell/>
          <table:table-cell office:value-type="string" calcext:value-type="string">
            <text:p>54°16 ́N 108°28 ́E Заворотная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31-12</text:p>
          </table:table-cell>
          <table:table-cell office:value-type="string" calcext:value-type="string">
            <text:p>FJ715866</text:p>
          </table:table-cell>
          <table:table-cell office:value-type="float" office:value="2944590" calcext:value-type="float">
            <text:p>2944590</text:p>
          </table:table-cell>
          <table:table-cell/>
          <table:table-cell office:value-type="string" calcext:value-type="string">
            <text:p>FJ71586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6/60" office:value-type="float" office:value="52.1" calcext:value-type="float">
            <text:p>52.1</text:p>
          </table:table-cell>
          <table:table-cell table:formula="of:=106+12/60" office:value-type="float" office:value="106.2" calcext:value-type="float">
            <text:p>106.2</text:p>
          </table:table-cell>
          <table:table-cell office:value-type="string" calcext:value-type="string">
            <text:p>158Ps</text:p>
          </table:table-cell>
          <table:table-cell/>
          <table:table-cell office:value-type="string" calcext:value-type="string">
            <text:p>вероятно, 52°06 ́N 106°12 ́E, Посольский сор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32-12</text:p>
          </table:table-cell>
          <table:table-cell office:value-type="string" calcext:value-type="string">
            <text:p>FJ715867</text:p>
          </table:table-cell>
          <table:table-cell office:value-type="float" office:value="2944591" calcext:value-type="float">
            <text:p>2944591</text:p>
          </table:table-cell>
          <table:table-cell/>
          <table:table-cell office:value-type="string" calcext:value-type="string">
            <text:p>FJ71586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29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0/60" office:value-type="float" office:value="51.6666666666667" calcext:value-type="float">
            <text:p>51.6666666666667</text:p>
          </table:table-cell>
          <table:table-cell table:formula="of:=103+42/60" office:value-type="float" office:value="103.7" calcext:value-type="float">
            <text:p>103.7</text:p>
          </table:table-cell>
          <table:table-cell office:value-type="string" calcext:value-type="string">
            <text:p>1Shama</text:p>
          </table:table-cell>
          <table:table-cell/>
          <table:table-cell office:value-type="string" calcext:value-type="string">
            <text:p>вероятно, Мыс Шаманский, 200 м на восток, 51°40 ́N 103°42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33-12</text:p>
          </table:table-cell>
          <table:table-cell office:value-type="string" calcext:value-type="string">
            <text:p>FJ715868</text:p>
          </table:table-cell>
          <table:table-cell office:value-type="float" office:value="2944592" calcext:value-type="float">
            <text:p>2944592</text:p>
          </table:table-cell>
          <table:table-cell/>
          <table:table-cell office:value-type="string" calcext:value-type="string">
            <text:p>FJ71586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29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0/60" office:value-type="float" office:value="51.6666666666667" calcext:value-type="float">
            <text:p>51.6666666666667</text:p>
          </table:table-cell>
          <table:table-cell table:formula="of:=103+42/60" office:value-type="float" office:value="103.7" calcext:value-type="float">
            <text:p>103.7</text:p>
          </table:table-cell>
          <table:table-cell office:value-type="string" calcext:value-type="string">
            <text:p>298Sh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4-12</text:p>
          </table:table-cell>
          <table:table-cell office:value-type="string" calcext:value-type="string">
            <text:p>FJ715869</text:p>
          </table:table-cell>
          <table:table-cell office:value-type="float" office:value="2944593" calcext:value-type="float">
            <text:p>2944593</text:p>
          </table:table-cell>
          <table:table-cell/>
          <table:table-cell office:value-type="string" calcext:value-type="string">
            <text:p>FJ71586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29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0/60" office:value-type="float" office:value="51.6666666666667" calcext:value-type="float">
            <text:p>51.6666666666667</text:p>
          </table:table-cell>
          <table:table-cell table:formula="of:=103+42/60" office:value-type="float" office:value="103.7" calcext:value-type="float">
            <text:p>103.7</text:p>
          </table:table-cell>
          <table:table-cell office:value-type="string" calcext:value-type="string">
            <text:p>299Sh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5-12</text:p>
          </table:table-cell>
          <table:table-cell office:value-type="string" calcext:value-type="string">
            <text:p>FJ715870</text:p>
          </table:table-cell>
          <table:table-cell office:value-type="float" office:value="2944594" calcext:value-type="float">
            <text:p>2944594</text:p>
          </table:table-cell>
          <table:table-cell/>
          <table:table-cell office:value-type="string" calcext:value-type="string">
            <text:p>FJ71587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4/60" office:value-type="float" office:value="55.7333333333333" calcext:value-type="float">
            <text:p>55.7333333333333</text:p>
          </table:table-cell>
          <table:table-cell table:formula="of:=109+43/60" office:value-type="float" office:value="109.716666666667" calcext:value-type="float">
            <text:p>109.716666666667</text:p>
          </table:table-cell>
          <table:table-cell office:value-type="string" calcext:value-type="string">
            <text:p>256Y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6-12</text:p>
          </table:table-cell>
          <table:table-cell office:value-type="string" calcext:value-type="string">
            <text:p>FJ715871</text:p>
          </table:table-cell>
          <table:table-cell office:value-type="float" office:value="2944595" calcext:value-type="float">
            <text:p>2944595</text:p>
          </table:table-cell>
          <table:table-cell/>
          <table:table-cell office:value-type="string" calcext:value-type="string">
            <text:p>FJ71587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41/60" office:value-type="float" office:value="54.6833333333333" calcext:value-type="float">
            <text:p>54.6833333333333</text:p>
          </table:table-cell>
          <table:table-cell table:formula="of:=109+35/60" office:value-type="float" office:value="109.583333333333" calcext:value-type="float">
            <text:p>109.583333333333</text:p>
          </table:table-cell>
          <table:table-cell office:value-type="string" calcext:value-type="string">
            <text:p>313Yac</text:p>
          </table:table-cell>
          <table:table-cell/>
          <table:table-cell office:value-type="string" calcext:value-type="string">
            <text:p>Якшакан 54°41 ́N 109°35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37-12</text:p>
          </table:table-cell>
          <table:table-cell office:value-type="string" calcext:value-type="string">
            <text:p>FJ715872</text:p>
          </table:table-cell>
          <table:table-cell office:value-type="float" office:value="2944596" calcext:value-type="float">
            <text:p>2944596</text:p>
          </table:table-cell>
          <table:table-cell/>
          <table:table-cell office:value-type="string" calcext:value-type="string">
            <text:p>FJ71587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41/60" office:value-type="float" office:value="54.6833333333333" calcext:value-type="float">
            <text:p>54.6833333333333</text:p>
          </table:table-cell>
          <table:table-cell table:formula="of:=109+35/60" office:value-type="float" office:value="109.583333333333" calcext:value-type="float">
            <text:p>109.583333333333</text:p>
          </table:table-cell>
          <table:table-cell office:value-type="string" calcext:value-type="string">
            <text:p>314Ya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8-12</text:p>
          </table:table-cell>
          <table:table-cell office:value-type="string" calcext:value-type="string">
            <text:p>FJ715873</text:p>
          </table:table-cell>
          <table:table-cell office:value-type="float" office:value="2944597" calcext:value-type="float">
            <text:p>2944597</text:p>
          </table:table-cell>
          <table:table-cell/>
          <table:table-cell office:value-type="string" calcext:value-type="string">
            <text:p>FJ71587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41/60" office:value-type="float" office:value="54.6833333333333" calcext:value-type="float">
            <text:p>54.6833333333333</text:p>
          </table:table-cell>
          <table:table-cell table:formula="of:=109+35/60" office:value-type="float" office:value="109.583333333333" calcext:value-type="float">
            <text:p>109.583333333333</text:p>
          </table:table-cell>
          <table:table-cell office:value-type="string" calcext:value-type="string">
            <text:p>315Ya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9-12</text:p>
          </table:table-cell>
          <table:table-cell office:value-type="string" calcext:value-type="string">
            <text:p>FJ715874</text:p>
          </table:table-cell>
          <table:table-cell office:value-type="float" office:value="2944598" calcext:value-type="float">
            <text:p>2944598</text:p>
          </table:table-cell>
          <table:table-cell/>
          <table:table-cell office:value-type="string" calcext:value-type="string">
            <text:p>FJ71587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320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0-12</text:p>
          </table:table-cell>
          <table:table-cell office:value-type="string" calcext:value-type="string">
            <text:p>FJ715875</text:p>
          </table:table-cell>
          <table:table-cell office:value-type="float" office:value="2944599" calcext:value-type="float">
            <text:p>2944599</text:p>
          </table:table-cell>
          <table:table-cell/>
          <table:table-cell office:value-type="string" calcext:value-type="string">
            <text:p>FJ71587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321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1-12</text:p>
          </table:table-cell>
          <table:table-cell office:value-type="string" calcext:value-type="string">
            <text:p>FJ715876</text:p>
          </table:table-cell>
          <table:table-cell office:value-type="float" office:value="2944600" calcext:value-type="float">
            <text:p>2944600</text:p>
          </table:table-cell>
          <table:table-cell/>
          <table:table-cell office:value-type="string" calcext:value-type="string">
            <text:p>FJ71587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323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2-12</text:p>
          </table:table-cell>
          <table:table-cell office:value-type="string" calcext:value-type="string">
            <text:p>FJ715877</text:p>
          </table:table-cell>
          <table:table-cell office:value-type="float" office:value="2944601" calcext:value-type="float">
            <text:p>2944601</text:p>
          </table:table-cell>
          <table:table-cell/>
          <table:table-cell office:value-type="string" calcext:value-type="string">
            <text:p>FJ71587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16/60" office:value-type="float" office:value="53.2666666666667" calcext:value-type="float">
            <text:p>53.2666666666667</text:p>
          </table:table-cell>
          <table:table-cell table:formula="of:=108+43/60" office:value-type="float" office:value="108.716666666667" calcext:value-type="float">
            <text:p>108.716666666667</text:p>
          </table:table-cell>
          <table:table-cell office:value-type="string" calcext:value-type="string">
            <text:p>351Max</text:p>
          </table:table-cell>
          <table:table-cell/>
          <table:table-cell office:value-type="string" calcext:value-type="string">
            <text:p>Максимиха 53°16 ́N 108°43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43-12</text:p>
          </table:table-cell>
          <table:table-cell office:value-type="string" calcext:value-type="string">
            <text:p>FJ715878</text:p>
          </table:table-cell>
          <table:table-cell office:value-type="float" office:value="2944602" calcext:value-type="float">
            <text:p>2944602</text:p>
          </table:table-cell>
          <table:table-cell/>
          <table:table-cell office:value-type="string" calcext:value-type="string">
            <text:p>FJ71587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16/60" office:value-type="float" office:value="53.2666666666667" calcext:value-type="float">
            <text:p>53.2666666666667</text:p>
          </table:table-cell>
          <table:table-cell table:formula="of:=108+43/60" office:value-type="float" office:value="108.716666666667" calcext:value-type="float">
            <text:p>108.716666666667</text:p>
          </table:table-cell>
          <table:table-cell office:value-type="string" calcext:value-type="string">
            <text:p>353Ma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4-12</text:p>
          </table:table-cell>
          <table:table-cell office:value-type="string" calcext:value-type="string">
            <text:p>FJ715879</text:p>
          </table:table-cell>
          <table:table-cell office:value-type="float" office:value="2944603" calcext:value-type="float">
            <text:p>2944603</text:p>
          </table:table-cell>
          <table:table-cell/>
          <table:table-cell office:value-type="string" calcext:value-type="string">
            <text:p>FJ71587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2/60" office:value-type="float" office:value="52.7" calcext:value-type="float">
            <text:p>52.7</text:p>
          </table:table-cell>
          <table:table-cell table:formula="of:=107+39/60" office:value-type="float" office:value="107.65" calcext:value-type="float">
            <text:p>107.65</text:p>
          </table:table-cell>
          <table:table-cell office:value-type="string" calcext:value-type="string">
            <text:p>355Tal</text:p>
          </table:table-cell>
          <table:table-cell/>
          <table:table-cell office:value-type="string" calcext:value-type="string">
            <text:p>губа Таланка 52°42 ́N 107°39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45-12</text:p>
          </table:table-cell>
          <table:table-cell office:value-type="string" calcext:value-type="string">
            <text:p>FJ715880</text:p>
          </table:table-cell>
          <table:table-cell office:value-type="float" office:value="2944604" calcext:value-type="float">
            <text:p>2944604</text:p>
          </table:table-cell>
          <table:table-cell/>
          <table:table-cell office:value-type="string" calcext:value-type="string">
            <text:p>FJ71588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2/60" office:value-type="float" office:value="52.7" calcext:value-type="float">
            <text:p>52.7</text:p>
          </table:table-cell>
          <table:table-cell table:formula="of:=107+39/60" office:value-type="float" office:value="107.65" calcext:value-type="float">
            <text:p>107.65</text:p>
          </table:table-cell>
          <table:table-cell office:value-type="string" calcext:value-type="string">
            <text:p>357T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6-12</text:p>
          </table:table-cell>
          <table:table-cell office:value-type="string" calcext:value-type="string">
            <text:p>FJ715881</text:p>
          </table:table-cell>
          <table:table-cell office:value-type="float" office:value="2944605" calcext:value-type="float">
            <text:p>2944605</text:p>
          </table:table-cell>
          <table:table-cell/>
          <table:table-cell office:value-type="string" calcext:value-type="string">
            <text:p>FJ71588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2/60" office:value-type="float" office:value="52.7" calcext:value-type="float">
            <text:p>52.7</text:p>
          </table:table-cell>
          <table:table-cell table:formula="of:=107+39/60" office:value-type="float" office:value="107.65" calcext:value-type="float">
            <text:p>107.65</text:p>
          </table:table-cell>
          <table:table-cell office:value-type="string" calcext:value-type="string">
            <text:p>358T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7-12</text:p>
          </table:table-cell>
          <table:table-cell office:value-type="string" calcext:value-type="string">
            <text:p>FJ715885</text:p>
          </table:table-cell>
          <table:table-cell office:value-type="float" office:value="2944606" calcext:value-type="float">
            <text:p>2944606</text:p>
          </table:table-cell>
          <table:table-cell/>
          <table:table-cell office:value-type="string" calcext:value-type="string">
            <text:p>FJ71588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27/60" office:value-type="float" office:value="52.45" calcext:value-type="float">
            <text:p>52.45</text:p>
          </table:table-cell>
          <table:table-cell table:formula="of:=106+51/60" office:value-type="float" office:value="106.85" calcext:value-type="float">
            <text:p>106.85</text:p>
          </table:table-cell>
          <table:table-cell office:value-type="string" calcext:value-type="string">
            <text:p>385Pro</text:p>
          </table:table-cell>
          <table:table-cell/>
          <table:table-cell office:value-type="string" calcext:value-type="string">
            <text:p>Провал 52°27 ́N 106°51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48-12</text:p>
          </table:table-cell>
          <table:table-cell office:value-type="string" calcext:value-type="string">
            <text:p>FJ715886</text:p>
          </table:table-cell>
          <table:table-cell office:value-type="float" office:value="2944607" calcext:value-type="float">
            <text:p>2944607</text:p>
          </table:table-cell>
          <table:table-cell/>
          <table:table-cell office:value-type="string" calcext:value-type="string">
            <text:p>FJ71588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27/60" office:value-type="float" office:value="52.45" calcext:value-type="float">
            <text:p>52.45</text:p>
          </table:table-cell>
          <table:table-cell table:formula="of:=106+51/60" office:value-type="float" office:value="106.85" calcext:value-type="float">
            <text:p>106.85</text:p>
          </table:table-cell>
          <table:table-cell office:value-type="string" calcext:value-type="string">
            <text:p>386Pr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9-12</text:p>
          </table:table-cell>
          <table:table-cell office:value-type="string" calcext:value-type="string">
            <text:p>FJ715887</text:p>
          </table:table-cell>
          <table:table-cell office:value-type="float" office:value="2944608" calcext:value-type="float">
            <text:p>2944608</text:p>
          </table:table-cell>
          <table:table-cell/>
          <table:table-cell office:value-type="string" calcext:value-type="string">
            <text:p>FJ71588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27/60" office:value-type="float" office:value="52.45" calcext:value-type="float">
            <text:p>52.45</text:p>
          </table:table-cell>
          <table:table-cell table:formula="of:=106+51/60" office:value-type="float" office:value="106.85" calcext:value-type="float">
            <text:p>106.85</text:p>
          </table:table-cell>
          <table:table-cell office:value-type="string" calcext:value-type="string">
            <text:p>387Pr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0-12</text:p>
          </table:table-cell>
          <table:table-cell office:value-type="string" calcext:value-type="string">
            <text:p>FJ715888</text:p>
          </table:table-cell>
          <table:table-cell office:value-type="float" office:value="2944609" calcext:value-type="float">
            <text:p>2944609</text:p>
          </table:table-cell>
          <table:table-cell/>
          <table:table-cell office:value-type="string" calcext:value-type="string">
            <text:p>FJ71588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/60" office:value-type="float" office:value="53.0333333333333" calcext:value-type="float">
            <text:p>53.0333333333333</text:p>
          </table:table-cell>
          <table:table-cell table:formula="of:=108+19/60" office:value-type="float" office:value="108.316666666667" calcext:value-type="float">
            <text:p>108.316666666667</text:p>
          </table:table-cell>
          <table:table-cell office:value-type="string" calcext:value-type="string">
            <text:p>395Bez</text:p>
          </table:table-cell>
          <table:table-cell/>
          <table:table-cell office:value-type="string" calcext:value-type="string">
            <text:p>Безымянная 53°02 ́N 108°19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1-12</text:p>
          </table:table-cell>
          <table:table-cell office:value-type="string" calcext:value-type="string">
            <text:p>FJ715889</text:p>
          </table:table-cell>
          <table:table-cell office:value-type="float" office:value="2944610" calcext:value-type="float">
            <text:p>2944610</text:p>
          </table:table-cell>
          <table:table-cell/>
          <table:table-cell office:value-type="string" calcext:value-type="string">
            <text:p>FJ71588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400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2-12</text:p>
          </table:table-cell>
          <table:table-cell office:value-type="string" calcext:value-type="string">
            <text:p>FJ715890</text:p>
          </table:table-cell>
          <table:table-cell office:value-type="float" office:value="2944611" calcext:value-type="float">
            <text:p>2944611</text:p>
          </table:table-cell>
          <table:table-cell/>
          <table:table-cell office:value-type="string" calcext:value-type="string">
            <text:p>FJ71589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5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401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3-12</text:p>
          </table:table-cell>
          <table:table-cell office:value-type="string" calcext:value-type="string">
            <text:p>FJ715891</text:p>
          </table:table-cell>
          <table:table-cell office:value-type="float" office:value="2944612" calcext:value-type="float">
            <text:p>2944612</text:p>
          </table:table-cell>
          <table:table-cell/>
          <table:table-cell office:value-type="string" calcext:value-type="string">
            <text:p>FJ71589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402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4-12</text:p>
          </table:table-cell>
          <table:table-cell office:value-type="string" calcext:value-type="string">
            <text:p>FJ715892</text:p>
          </table:table-cell>
          <table:table-cell office:value-type="float" office:value="2944613" calcext:value-type="float">
            <text:p>2944613</text:p>
          </table:table-cell>
          <table:table-cell/>
          <table:table-cell office:value-type="string" calcext:value-type="string">
            <text:p>FJ71589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33/60" office:value-type="float" office:value="51.55" calcext:value-type="float">
            <text:p>51.55</text:p>
          </table:table-cell>
          <table:table-cell table:formula="of:=105+5/60" office:value-type="float" office:value="105.083333333333" calcext:value-type="float">
            <text:p>105.083333333333</text:p>
          </table:table-cell>
          <table:table-cell office:value-type="string" calcext:value-type="string">
            <text:p>414Tan</text:p>
          </table:table-cell>
          <table:table-cell/>
          <table:table-cell office:value-type="string" calcext:value-type="string">
            <text:p>Танхой: 51°33 ́N 105°05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5-12</text:p>
          </table:table-cell>
          <table:table-cell office:value-type="string" calcext:value-type="string">
            <text:p>FJ715893</text:p>
          </table:table-cell>
          <table:table-cell office:value-type="float" office:value="2944614" calcext:value-type="float">
            <text:p>2944614</text:p>
          </table:table-cell>
          <table:table-cell/>
          <table:table-cell office:value-type="string" calcext:value-type="string">
            <text:p>FJ71589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33/60" office:value-type="float" office:value="51.55" calcext:value-type="float">
            <text:p>51.55</text:p>
          </table:table-cell>
          <table:table-cell table:formula="of:=105+5/60" office:value-type="float" office:value="105.083333333333" calcext:value-type="float">
            <text:p>105.083333333333</text:p>
          </table:table-cell>
          <table:table-cell office:value-type="string" calcext:value-type="string">
            <text:p>415Ta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6-12</text:p>
          </table:table-cell>
          <table:table-cell office:value-type="string" calcext:value-type="string">
            <text:p>FJ715895</text:p>
          </table:table-cell>
          <table:table-cell office:value-type="float" office:value="2944615" calcext:value-type="float">
            <text:p>2944615</text:p>
          </table:table-cell>
          <table:table-cell/>
          <table:table-cell office:value-type="string" calcext:value-type="string">
            <text:p>FJ71589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office:value-type="string" calcext:value-type="string">
            <text:p>Gfas779</text:p>
          </table:table-cell>
          <table:table-cell/>
          <table:table-cell office:value-type="string" calcext:value-type="string">
            <text:p>Петунина: 779Ku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7-12</text:p>
          </table:table-cell>
          <table:table-cell office:value-type="string" calcext:value-type="string">
            <text:p>FJ715896</text:p>
          </table:table-cell>
          <table:table-cell office:value-type="float" office:value="2944616" calcext:value-type="float">
            <text:p>2944616</text:p>
          </table:table-cell>
          <table:table-cell/>
          <table:table-cell office:value-type="string" calcext:value-type="string">
            <text:p>FJ71589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office:value-type="string" calcext:value-type="string">
            <text:p>Gfas781</text:p>
          </table:table-cell>
          <table:table-cell/>
          <table:table-cell office:value-type="string" calcext:value-type="string">
            <text:p>и их 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8-12</text:p>
          </table:table-cell>
          <table:table-cell office:value-type="string" calcext:value-type="string">
            <text:p>FJ715897</text:p>
          </table:table-cell>
          <table:table-cell office:value-type="float" office:value="2944617" calcext:value-type="float">
            <text:p>2944617</text:p>
          </table:table-cell>
          <table:table-cell/>
          <table:table-cell office:value-type="string" calcext:value-type="string">
            <text:p>FJ71589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office:value-type="string" calcext:value-type="string">
            <text:p>Gfas783</text:p>
          </table:table-cell>
          <table:table-cell/>
          <table:table-cell office:value-type="string" calcext:value-type="string">
            <text:p>51°43 ́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9-12</text:p>
          </table:table-cell>
          <table:table-cell office:value-type="string" calcext:value-type="string">
            <text:p>FJ715898</text:p>
          </table:table-cell>
          <table:table-cell office:value-type="float" office:value="2944618" calcext:value-type="float">
            <text:p>2944618</text:p>
          </table:table-cell>
          <table:table-cell/>
          <table:table-cell office:value-type="string" calcext:value-type="string">
            <text:p>FJ71589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office:value-type="string" calcext:value-type="string">
            <text:p>Gfas784</text:p>
          </table:table-cell>
          <table:table-cell/>
          <table:table-cell office:value-type="string" calcext:value-type="string">
            <text:p>103°41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60-12</text:p>
          </table:table-cell>
          <table:table-cell office:value-type="string" calcext:value-type="string">
            <text:p>FJ715899</text:p>
          </table:table-cell>
          <table:table-cell office:value-type="float" office:value="2944619" calcext:value-type="float">
            <text:p>2944619</text:p>
          </table:table-cell>
          <table:table-cell/>
          <table:table-cell office:value-type="string" calcext:value-type="string">
            <text:p>FJ71589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office:value-type="string" calcext:value-type="string">
            <text:p>Gfas78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1-12</text:p>
          </table:table-cell>
          <table:table-cell office:value-type="string" calcext:value-type="string">
            <text:p>FJ715900</text:p>
          </table:table-cell>
          <table:table-cell office:value-type="float" office:value="2944620" calcext:value-type="float">
            <text:p>2944620</text:p>
          </table:table-cell>
          <table:table-cell/>
          <table:table-cell office:value-type="string" calcext:value-type="string">
            <text:p>FJ71590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office:value-type="string" calcext:value-type="string">
            <text:p>Gfas78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2-12</text:p>
          </table:table-cell>
          <table:table-cell office:value-type="string" calcext:value-type="string">
            <text:p>FJ715901</text:p>
          </table:table-cell>
          <table:table-cell office:value-type="float" office:value="2944621" calcext:value-type="float">
            <text:p>2944621</text:p>
          </table:table-cell>
          <table:table-cell/>
          <table:table-cell office:value-type="string" calcext:value-type="string">
            <text:p>FJ71590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office:value-type="string" calcext:value-type="string">
            <text:p>Gfas78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3-12</text:p>
          </table:table-cell>
          <table:table-cell office:value-type="string" calcext:value-type="string">
            <text:p>FJ715902</text:p>
          </table:table-cell>
          <table:table-cell office:value-type="float" office:value="2944622" calcext:value-type="float">
            <text:p>2944622</text:p>
          </table:table-cell>
          <table:table-cell/>
          <table:table-cell office:value-type="string" calcext:value-type="string">
            <text:p>FJ71590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650Polovi</text:p>
          </table:table-cell>
          <table:table-cell/>
          <table:table-cell office:value-type="string" calcext:value-type="string">
            <text:p>51°47‘N 104°22’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64-12</text:p>
          </table:table-cell>
          <table:table-cell office:value-type="string" calcext:value-type="string">
            <text:p>FJ715903</text:p>
          </table:table-cell>
          <table:table-cell office:value-type="float" office:value="2944623" calcext:value-type="float">
            <text:p>2944623</text:p>
          </table:table-cell>
          <table:table-cell/>
          <table:table-cell office:value-type="string" calcext:value-type="string">
            <text:p>FJ71590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812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5-12</text:p>
          </table:table-cell>
          <table:table-cell office:value-type="string" calcext:value-type="string">
            <text:p>FJ715904</text:p>
          </table:table-cell>
          <table:table-cell office:value-type="float" office:value="2944624" calcext:value-type="float">
            <text:p>2944624</text:p>
          </table:table-cell>
          <table:table-cell/>
          <table:table-cell office:value-type="string" calcext:value-type="string">
            <text:p>FJ71590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810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6-12</text:p>
          </table:table-cell>
          <table:table-cell office:value-type="string" calcext:value-type="string">
            <text:p>FJ715905</text:p>
          </table:table-cell>
          <table:table-cell office:value-type="float" office:value="2944625" calcext:value-type="float">
            <text:p>2944625</text:p>
          </table:table-cell>
          <table:table-cell/>
          <table:table-cell office:value-type="string" calcext:value-type="string">
            <text:p>FJ71590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813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7-12</text:p>
          </table:table-cell>
          <table:table-cell office:value-type="string" calcext:value-type="string">
            <text:p>FJ715906</text:p>
          </table:table-cell>
          <table:table-cell office:value-type="float" office:value="2944626" calcext:value-type="float">
            <text:p>2944626</text:p>
          </table:table-cell>
          <table:table-cell/>
          <table:table-cell office:value-type="string" calcext:value-type="string">
            <text:p>FJ71590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816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8-12</text:p>
          </table:table-cell>
          <table:table-cell office:value-type="string" calcext:value-type="string">
            <text:p>FJ715907</text:p>
          </table:table-cell>
          <table:table-cell office:value-type="float" office:value="2944627" calcext:value-type="float">
            <text:p>2944627</text:p>
          </table:table-cell>
          <table:table-cell/>
          <table:table-cell office:value-type="string" calcext:value-type="string">
            <text:p>FJ71590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817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9-12</text:p>
          </table:table-cell>
          <table:table-cell office:value-type="string" calcext:value-type="string">
            <text:p>FJ715908</text:p>
          </table:table-cell>
          <table:table-cell office:value-type="float" office:value="2944628" calcext:value-type="float">
            <text:p>2944628</text:p>
          </table:table-cell>
          <table:table-cell/>
          <table:table-cell office:value-type="string" calcext:value-type="string">
            <text:p>FJ71590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818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0-12</text:p>
          </table:table-cell>
          <table:table-cell office:value-type="string" calcext:value-type="string">
            <text:p>FJ715909</text:p>
          </table:table-cell>
          <table:table-cell office:value-type="float" office:value="2944629" calcext:value-type="float">
            <text:p>2944629</text:p>
          </table:table-cell>
          <table:table-cell/>
          <table:table-cell office:value-type="string" calcext:value-type="string">
            <text:p>FJ71590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824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1-12</text:p>
          </table:table-cell>
          <table:table-cell office:value-type="string" calcext:value-type="string">
            <text:p>FJ715910</text:p>
          </table:table-cell>
          <table:table-cell office:value-type="float" office:value="2944630" calcext:value-type="float">
            <text:p>2944630</text:p>
          </table:table-cell>
          <table:table-cell/>
          <table:table-cell office:value-type="string" calcext:value-type="string">
            <text:p>FJ71591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808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2-12</text:p>
          </table:table-cell>
          <table:table-cell office:value-type="string" calcext:value-type="string">
            <text:p>FJ715911</text:p>
          </table:table-cell>
          <table:table-cell office:value-type="float" office:value="2944631" calcext:value-type="float">
            <text:p>2944631</text:p>
          </table:table-cell>
          <table:table-cell/>
          <table:table-cell office:value-type="string" calcext:value-type="string">
            <text:p>FJ71591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809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3-12</text:p>
          </table:table-cell>
          <table:table-cell office:value-type="string" calcext:value-type="string">
            <text:p>FJ715912</text:p>
          </table:table-cell>
          <table:table-cell office:value-type="float" office:value="2944632" calcext:value-type="float">
            <text:p>2944632</text:p>
          </table:table-cell>
          <table:table-cell/>
          <table:table-cell office:value-type="string" calcext:value-type="string">
            <text:p>FJ71591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811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4-12</text:p>
          </table:table-cell>
          <table:table-cell office:value-type="string" calcext:value-type="string">
            <text:p>FJ715913</text:p>
          </table:table-cell>
          <table:table-cell office:value-type="float" office:value="2944633" calcext:value-type="float">
            <text:p>2944633</text:p>
          </table:table-cell>
          <table:table-cell/>
          <table:table-cell office:value-type="string" calcext:value-type="string">
            <text:p>FJ71591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814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5-12</text:p>
          </table:table-cell>
          <table:table-cell office:value-type="string" calcext:value-type="string">
            <text:p>FJ715914</text:p>
          </table:table-cell>
          <table:table-cell office:value-type="float" office:value="2944634" calcext:value-type="float">
            <text:p>2944634</text:p>
          </table:table-cell>
          <table:table-cell/>
          <table:table-cell office:value-type="string" calcext:value-type="string">
            <text:p>FJ71591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819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6-12</text:p>
          </table:table-cell>
          <table:table-cell office:value-type="string" calcext:value-type="string">
            <text:p>FJ715915</text:p>
          </table:table-cell>
          <table:table-cell office:value-type="float" office:value="2944635" calcext:value-type="float">
            <text:p>2944635</text:p>
          </table:table-cell>
          <table:table-cell/>
          <table:table-cell office:value-type="string" calcext:value-type="string">
            <text:p>FJ71591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820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7-12</text:p>
          </table:table-cell>
          <table:table-cell office:value-type="string" calcext:value-type="string">
            <text:p>FJ715916</text:p>
          </table:table-cell>
          <table:table-cell office:value-type="float" office:value="2944636" calcext:value-type="float">
            <text:p>2944636</text:p>
          </table:table-cell>
          <table:table-cell/>
          <table:table-cell office:value-type="string" calcext:value-type="string">
            <text:p>FJ71591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821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8-12</text:p>
          </table:table-cell>
          <table:table-cell office:value-type="string" calcext:value-type="string">
            <text:p>FJ715917</text:p>
          </table:table-cell>
          <table:table-cell office:value-type="float" office:value="2944637" calcext:value-type="float">
            <text:p>2944637</text:p>
          </table:table-cell>
          <table:table-cell/>
          <table:table-cell office:value-type="string" calcext:value-type="string">
            <text:p>FJ71591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13"/>
          <table:table-cell office:value-type="string" calcext:value-type="string">
            <text:p>Co-ordinates removed from GB: 9.84|-104.29</text:p>
          </table:table-cell>
          <table:table-cell table:number-columns-repeated="9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823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9-12</text:p>
          </table:table-cell>
          <table:table-cell office:value-type="string" calcext:value-type="string">
            <text:p>FJ715918</text:p>
          </table:table-cell>
          <table:table-cell office:value-type="float" office:value="2944638" calcext:value-type="float">
            <text:p>2944638</text:p>
          </table:table-cell>
          <table:table-cell/>
          <table:table-cell office:value-type="string" calcext:value-type="string">
            <text:p>FJ71591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825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80-12</text:p>
          </table:table-cell>
          <table:table-cell office:value-type="string" calcext:value-type="string">
            <text:p>FJ715919</text:p>
          </table:table-cell>
          <table:table-cell office:value-type="float" office:value="2944639" calcext:value-type="float">
            <text:p>2944639</text:p>
          </table:table-cell>
          <table:table-cell/>
          <table:table-cell office:value-type="string" calcext:value-type="string">
            <text:p>FJ71591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13"/>
          <table:table-cell office:value-type="string" calcext:value-type="string">
            <text:p>Co-ordinates removed from GB: -31.16|-111.93</text:p>
          </table:table-cell>
          <table:table-cell table:number-columns-repeated="9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office:value-type="string" calcext:value-type="string">
            <text:p>826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2690-10</text:p>
          </table:table-cell>
          <table:table-cell office:value-type="string" calcext:value-type="string">
            <text:p>FJ756328</text:p>
          </table:table-cell>
          <table:table-cell office:value-type="float" office:value="1528877" calcext:value-type="float">
            <text:p>1528877</text:p>
          </table:table-cell>
          <table:table-cell office:value-type="string" calcext:value-type="string">
            <text:p>FJ75632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6"/>
          <table:table-cell office:value-type="string" calcext:value-type="string">
            <text:p>GFAS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BCM1691-14</text:p>
          </table:table-cell>
          <table:table-cell office:value-type="string" calcext:value-type="string">
            <text:p>HF937342</text:p>
          </table:table-cell>
          <table:table-cell office:value-type="float" office:value="5124695" calcext:value-type="float">
            <text:p>5124695</text:p>
          </table:table-cell>
          <table:table-cell office:value-type="string" calcext:value-type="string">
            <text:p>FEFU 38470Cr-1467</text:p>
          </table:table-cell>
          <table:table-cell office:value-type="string" calcext:value-type="string">
            <text:p>HF93734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9"/>
          <table:table-cell office:value-type="string" calcext:value-type="string">
            <text:p>Palatov D.M.</text:p>
          </table:table-cell>
          <table:table-cell table:number-columns-repeated="14"/>
          <table:table-cell office:value-type="float" office:value="37.7247" calcext:value-type="float">
            <text:p>37.7247</text:p>
          </table:table-cell>
          <table:table-cell office:value-type="float" office:value="72.1635" calcext:value-type="float">
            <text:p>72.1635</text:p>
          </table:table-cell>
          <table:table-cell office:value-type="string" calcext:value-type="string">
            <text:p>FEFU 38470/Cr-1467</text:p>
          </table:table-cell>
          <table:table-cell table:number-columns-repeated="6"/>
          <table:table-cell office:value-type="string" calcext:value-type="string">
            <text:p>Tajikistan</text:p>
          </table:table-cell>
          <table:table-cell/>
          <table:table-cell office:value-type="string" calcext:value-type="string">
            <text:p>Gorno-Badakhshan Autonomous Oblast,Shugnansky District, Charty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BCMA12806-16</text:p>
          </table:table-cell>
          <table:table-cell office:value-type="string" calcext:value-type="string">
            <text:p>KF478573</text:p>
          </table:table-cell>
          <table:table-cell office:value-type="float" office:value="7330474" calcext:value-type="float">
            <text:p>7330474</text:p>
          </table:table-cell>
          <table:table-cell table:number-columns-repeated="2" office:value-type="string" calcext:value-type="string">
            <text:p>KF47857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4"/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office:value-type="string" calcext:value-type="string">
            <text:p>SLOCHN201. Hou et al., 2013: Irkutsk, r. Angara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BMNA12544-19</text:p>
          </table:table-cell>
          <table:table-cell office:value-type="string" calcext:value-type="string">
            <text:p>KX341966</text:p>
          </table:table-cell>
          <table:table-cell office:value-type="float" office:value="9629542" calcext:value-type="float">
            <text:p>9629542</text:p>
          </table:table-cell>
          <table:table-cell/>
          <table:table-cell office:value-type="string" calcext:value-type="string">
            <text:p>KX34196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4"/>
          <table:table-cell table:formula="of:=51+38/60+31/3600" office:value-type="float" office:value="51.6419444444444" calcext:value-type="float">
            <text:p>51.6419444444444</text:p>
          </table:table-cell>
          <table:table-cell table:formula="of:=103+46/60+3/3600" office:value-type="float" office:value="103.7675" calcext:value-type="float">
            <text:p>103.7675</text:p>
          </table:table-cell>
          <table:table-cell office:value-type="string" calcext:value-type="string">
            <text:p>mitochondrion, complete genome</text:p>
          </table:table-cell>
          <table:table-cell/>
          <table:table-cell office:value-type="string" calcext:value-type="string">
            <text:p>51°38’ 31” N, 103°46’ 03” E</text:p>
          </table:table-cell>
          <table:table-cell table:number-columns-repeated="4"/>
          <table:table-cell office:value-type="string" calcext:value-type="string">
            <text:p>Rus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BCM14814-19</text:p>
          </table:table-cell>
          <table:table-cell office:value-type="string" calcext:value-type="string">
            <text:p>MG214957</text:p>
          </table:table-cell>
          <table:table-cell office:value-type="float" office:value="10058323" calcext:value-type="float">
            <text:p>10058323</text:p>
          </table:table-cell>
          <table:table-cell table:number-columns-repeated="2"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4"/>
          <table:table-cell table:formula="of:=54+49/60" office:value-type="float" office:value="54.8166666666667" calcext:value-type="float">
            <text:p>54.8166666666667</text:p>
          </table:table-cell>
          <table:table-cell table:formula="of:=109+39/60" office:value-type="float" office:value="109.65" calcext:value-type="float">
            <text:p>109.65</text:p>
          </table:table-cell>
          <table:table-cell office:value-type="string" calcext:value-type="string">
            <text:p>375_63_Iri</text:p>
          </table:table-cell>
          <table:table-cell/>
          <table:table-cell office:value-type="string" calcext:value-type="string">
            <text:p>54°49 ́N 109°39 ́E Губа Иринда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14815-19</text:p>
          </table:table-cell>
          <table:table-cell office:value-type="string" calcext:value-type="string">
            <text:p>MG214958</text:p>
          </table:table-cell>
          <table:table-cell office:value-type="float" office:value="10058324" calcext:value-type="float">
            <text:p>10058324</text:p>
          </table:table-cell>
          <table:table-cell table:number-columns-repeated="2"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6"/>
          <table:table-cell office:value-type="string" calcext:value-type="string">
            <text:p>7_Ust_Barg</text:p>
          </table:table-cell>
          <table:table-cell table:number-columns-repeated="21"/>
        </table:table-row>
      </table:table>
      <table:named-expressions/>
      <table:database-ranges>
        <table:database-range table:name="__Anonymous_Sheet_DB__0" table:target-range-address="bold_data_Gfa.A1:bold_data_Gfa.BR10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4T10:18:12.586301310</dc:date>
    <dc:creator>Polina Drozdova</dc:creator>
    <meta:editing-duration>P3DT22H32M17S</meta:editing-duration>
    <meta:editing-cycles>10</meta:editing-cycles>
    <meta:generator>LibreOffice/7.3.6.2$Linux_X86_64 LibreOffice_project/30$Build-2</meta:generator>
    <meta:document-statistic meta:table-count="1" meta:cell-count="2674" meta:object-count="0"/>
  </office:meta>
</office:document-meta>
</file>